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ivanjoni/Markdown.g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3T18:46:32.364000000</meta:creation-date>
    <dc:date>2022-11-03T18:46:49.827000000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4.1.2$Windows_X86_64 LibreOffice_project/3c58a8f3a960df8bc8fd77b461821e42c061c5f0</meta:generator>
  </office:meta>
</office:document-meta>
</file>